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pitch="variable"/>
    <style:font-face style:name="Cantarell" svg:font-family="Cantarell" style:font-pitch="variable"/>
    <style:font-face style:name="FreeMono" svg:font-family="FreeMono" style:font-adornments="Mittel" style:font-family-generic="modern" style:font-pitch="fixed"/>
    <style:font-face style:name="FreeSerif" svg:font-family="FreeSerif" style:font-adornments="Mittel" style:font-family-generic="roman"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face style:name="Tahoma1" svg:font-family="Tahoma, Lucidasans, 'Lucida Sans', 'Arial Unicode MS'" style:font-pitch="variable"/>
    <style:font-face style:name="Times New Roman" svg:font-family="'Times New Roman'"/>
  </office:font-face-decls>
  <office:automatic-styles>
    <style:style style:name="ingredients" style:family="table">
      <style:table-properties style:width="16cm" table:align="margins"/>
    </style:style>
    <style:style style:name="ingredients.A" style:family="table-column">
      <style:table-column-properties style:column-width="7.999cm" style:rel-column-width="32767*"/>
    </style:style>
    <style:style style:name="ingredients.B" style:family="table-column">
      <style:table-column-properties style:column-width="8.001cm" style:rel-column-width="32768*"/>
    </style:style>
    <style:style style:name="P1" style:family="paragraph" style:parent-style-name="Standard">
      <style:text-properties style:font-name="Cantarell" fo:language="en" fo:country="AU" officeooo:rsid="00125498" officeooo:paragraph-rsid="00125498" style:font-name-asian="FreeMono" style:font-name-complex="FreeMono"/>
    </style:style>
    <style:style style:name="P2" style:family="paragraph" style:parent-style-name="Standard">
      <style:text-properties style:font-name="Cantarell" fo:language="en" fo:country="AU" style:font-name-asian="FreeMono" style:font-name-complex="FreeMono"/>
    </style:style>
    <style:style style:name="P3" style:family="paragraph" style:parent-style-name="Table_20_Contents">
      <style:text-properties style:font-name="Cantarell" fo:language="en" fo:country="AU"/>
    </style:style>
    <style:style style:name="P4" style:family="paragraph" style:parent-style-name="Table_20_Contents">
      <style:text-properties style:font-name="Cantarell" fo:language="en" fo:country="AU" officeooo:rsid="00125498" officeooo:paragraph-rsid="00125498"/>
    </style:style>
    <style:style style:name="P5" style:family="paragraph" style:parent-style-name="Heading_20_1">
      <style:text-properties style:font-name="Cantarell" fo:font-size="12pt" fo:language="en" fo:country="AU" officeooo:rsid="0015f22f" officeooo:paragraph-rsid="0015f22f" style:font-name-asian="HG Mincho Light J" style:font-size-asian="12pt" style:font-name-complex="Tahoma1" style:font-size-complex="12pt"/>
    </style:style>
    <style:style style:name="P6" style:family="paragraph" style:parent-style-name="Heading_20_2">
      <style:text-properties style:font-name="Cantarell" fo:font-size="12pt" fo:language="en" fo:country="AU" style:font-size-asian="12pt" style:font-size-complex="12pt"/>
    </style:style>
    <style:style style:name="P7" style:family="paragraph" style:parent-style-name="Standard" style:list-style-name="L1">
      <style:text-properties style:font-name="Cantarell" fo:language="en" fo:country="AU" officeooo:rsid="00125498" officeooo:paragraph-rsid="00125498" style:font-name-asian="FreeMono" style:font-name-complex="FreeMono"/>
    </style:style>
    <style:style style:name="T1" style:family="text">
      <style:text-properties officeooo:rsid="001433b6"/>
    </style:style>
    <text:list-style style:name="L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Ingredients</text:h>
      <table:table table:name="ingredients" table:style-name="ingredients">
        <table:table-column table:style-name="ingredients.A"/>
        <table:table-column table:style-name="ingredients.B"/>
        <table:table-row table:style-name="TableLine94326685543168">
          <table:table-cell table:style-name="TableBox94326685557968" office:value-type="string">
            <text:p text:style-name="P4">1 medium cauliflower, cut into 2 cm pieces</text:p>
          </table:table-cell>
          <table:table-cell table:style-name="TableBox94326685231120" office:value-type="string">
            <text:p text:style-name="P4">6 cloves garlic, chopped</text:p>
          </table:table-cell>
        </table:table-row>
        <table:table-row table:style-name="TableLine94326685312560">
          <table:table-cell table:style-name="TableBox94326685557968" office:value-type="string">
            <text:p text:style-name="P4">5 tablespoons vegetable oil</text:p>
          </table:table-cell>
          <table:table-cell table:style-name="TableBox94326685231120" office:value-type="string">
            <text:p text:style-name="P4">2 teaspoon ground coriander</text:p>
          </table:table-cell>
        </table:table-row>
        <table:table-row table:style-name="TableLine94326685313184">
          <table:table-cell table:style-name="TableBox94326685557968" office:value-type="string">
            <text:p text:style-name="P4">1 teaspoon whole cumin seeds</text:p>
          </table:table-cell>
          <table:table-cell table:style-name="TableBox94326685231120" office:value-type="string">
            <text:p text:style-name="P4">2 teaspoon ground cumin</text:p>
          </table:table-cell>
        </table:table-row>
        <table:table-row table:style-name="TableLine94326685313856">
          <table:table-cell table:style-name="TableBox94326685557968" office:value-type="string">
            <text:p text:style-name="P4">1 teaspoon whole coriander seeds</text:p>
          </table:table-cell>
          <table:table-cell table:style-name="TableBox94326685231120" office:value-type="string">
            <text:p text:style-name="P4">½ teaspoon ground turmeric</text:p>
          </table:table-cell>
        </table:table-row>
        <table:table-row table:style-name="TableLine94326685314640">
          <table:table-cell table:style-name="TableBox94326685557968" office:value-type="string">
            <text:p text:style-name="P4">1 teaspoon black caraway seeds</text:p>
          </table:table-cell>
          <table:table-cell table:style-name="TableBox94326685231120" office:value-type="string">
            <text:p text:style-name="P4">1 teaspoon salt</text:p>
          </table:table-cell>
        </table:table-row>
        <table:table-row table:style-name="TableLine94326685315424">
          <table:table-cell table:style-name="TableBox94326685557968" office:value-type="string">
            <text:p text:style-name="P4">1 dried chilli, chopped</text:p>
          </table:table-cell>
          <table:table-cell table:style-name="TableBox94326685231120" office:value-type="string">
            <text:p text:style-name="P4">¼ teaspoon cayenne pepper</text:p>
          </table:table-cell>
        </table:table-row>
        <table:table-row table:style-name="TableLine94326685316208">
          <table:table-cell table:style-name="TableBox94326685557968" office:value-type="string">
            <text:p text:style-name="P4">1 medium onion, chopped</text:p>
          </table:table-cell>
          <table:table-cell table:style-name="TableBox94326685231120" office:value-type="string">
            <text:p text:style-name="P3"/>
          </table:table-cell>
        </table:table-row>
      </table:table>
      <text:p text:style-name="P2"/>
      <text:h text:style-name="P6" text:outline-level="2">Method</text:h>
      <text:list xml:id="list2110349104" text:style-name="L1">
        <text:list-item>
          <text:p text:style-name="P7">Heat oil in trying pan.</text:p>
        </text:list-item>
        <text:list-item>
          <text:p text:style-name="P7">When hot, add the whole cumin, coriander, caraway and chilli.</text:p>
        </text:list-item>
        <text:list-item>
          <text:p text:style-name="P7">Lower heat to medium and put in the garlic and onion.</text:p>
        </text:list-item>
        <text:list-item>
          <text:p text:style-name="P7">Stir and fry for about 5 minutes or until onions and garlic lightly brown.</text:p>
        </text:list-item>
        <text:list-item>
          <text:p text:style-name="P7">Add cauliflower, ground coriander, cumin and turmeric. Stir to mix.</text:p>
        </text:list-item>
        <text:list-item>
          <text:p text:style-name="P7">Put in ¼ <text:span text:style-name="T1">cup </text:span>water and bring to a simmer. </text:p>
        </text:list-item>
        <text:list-item>
          <text:p text:style-name="P7">Cover tightly and steam cauliflower over a very low heat for 10 minutes or until tender.</text:p>
        </text:list-item>
        <text:list-item>
          <text:p text:style-name="P7">Stir every 3 minutes, replacing the lid each time.</text:p>
        </text:list-item>
        <text:list-item>
          <text:p text:style-name="P7">Boil of any remaining liquid so cauliflower has a ‘dry’ look.</text:p>
        </text:list-item>
      </text:list>
      <text:p text:style-name="P1"/>
      <text:p text:style-name="P1">Note: This is optional, but I add a chopped, ripe tomato with the cauliflow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pitch="variable"/>
    <style:font-face style:name="Cantarell" svg:font-family="Cantarell" style:font-pitch="variable"/>
    <style:font-face style:name="FreeMono" svg:font-family="FreeMono" style:font-adornments="Mittel" style:font-family-generic="modern" style:font-pitch="fixed"/>
    <style:font-face style:name="FreeSerif" svg:font-family="FreeSerif" style:font-adornments="Mittel" style:font-family-generic="roman"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face style:name="Tahoma1" svg:font-family="Tahoma, Lucidasans, 'Lucida Sans', 'Arial Unicode MS'" style:font-pitch="variable"/>
    <style:font-face style:name="Times New Roman" svg:font-family="'Times New 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AU" style:font-name-asian="Bitstream Vera San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AU" style:font-name-asian="Bitstream Vera San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 fo:font-family="FreeSerif" style:font-style-name="Mittel" style:font-family-generic="roman" style:font-pitch="variabl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FreeSerif" fo:font-family="FreeSerif" style:font-style-name="Mittel" style:font-family-generic="roman"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1"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fo:font-family="'Times New Roman'" style:font-name-complex="Tahoma"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name-complex="Tahoma"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Tahoma" style:font-family-complex="Tahoma, Lucidasans, 'Lucida Sans', 'Arial Unicode M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Cantarell" fo:font-size="12pt" fo:language="en" fo:country="AU" officeooo:rsid="0015f22f" officeooo:paragraph-rsid="0015f22f" style:font-name-asian="HG Mincho Light J" style:font-size-asian="12pt" style:font-name-complex="Tahoma1" style:font-size-complex="12pt"/>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h text:style-name="MP1" text:outline-level="1">Cauliflower with Whole Spices</text:h>
      </style:header>
    </style:master-page>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3$Linux_X86_64 LibreOffice_project/30$Build-3</meta:generator>
    <meta:creation-date>2017-05-21T10:55:01.113512140</meta:creation-date>
    <dc:language>en-AU</dc:language>
    <meta:editing-cycles>4</meta:editing-cycles>
    <meta:editing-duration>PT16M14S</meta:editing-duration>
    <meta:initial-creator>Frank Jung</meta:initial-creator>
    <dc:date>2022-03-21T12:12:52.778416099</dc:date>
    <dc:creator>Frank H</dc:creator>
    <meta:document-statistic meta:table-count="1" meta:image-count="0" meta:object-count="0" meta:page-count="1" meta:paragraph-count="26" meta:word-count="183" meta:character-count="1006" meta:non-whitespace-character-count="857"/>
    <meta:user-defined meta:name="Info 1"/>
    <meta:user-defined meta:name="Info 2"/>
    <meta:user-defined meta:name="Info 3"/>
    <meta:user-defined meta:name="Info 4"/>
    <meta:template xlink:type="simple" xlink:actuate="onRequest" xlink:title="_recipe" xlink:href="../_recipe.ott" meta:date="2017-05-22T13:49:59.497802130"/>
  </office:meta>
</office:document-meta>
</file>